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6000002A667E2E48AFC644F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244in" svg:y="0in" svg:width="6.6929in" svg:height="6.6929in" draw:z-index="0"><draw:image xlink:href="Pictures/10000201000002A6000002A667E2E48AFC644F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4:55:04.394738584</meta:creation-date>
    <meta:editing-duration>PT37M52S</meta:editing-duration>
    <meta:editing-cycles>2</meta:editing-cycles>
    <meta:generator>LibreOffice/6.0.7.3$Linux_X86_64 LibreOffice_project/00m0$Build-3</meta:generator>
    <dc:date>2020-02-05T15:43:05.356848155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